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2pt" fo:language="pl" fo:country="PL" fo:font-weight="bold" style:font-name-asian="Courier New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c0"/>
    </style:style>
    <style:style style:name="T7" style:family="text">
      <style:text-properties fo:color="#557f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ae00"/>
    </style:style>
    <style:style style:name="T10" style:family="text">
      <style:text-properties fo:color="#ff0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f5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Obsługa upload-owanych plików w Symfony2</text:p>
      <text:p text:style-name="P1">Wczytywanie pliku przez formularz - dodajemy nowe pole</text:p>
      <text:p text:style-name="P1"/>
      <text:p text:style-name="P1">src\Ens\JobeetBundle\Entity\Job.php</text:p>
      <text:p text:style-name="P1"/>
      <text:p text:style-name="P3"><text:span text:style-name="T1">public </text:span>$file;</text:p>
      <text:p text:style-name="P1"/>
      <text:p text:style-name="P1"/>
      <text:p text:style-name="P1">2. Dodajemy nowe pole do formularza( usuwamy pole <text:span text:style-name="T10">logo</text:span> i dodajemy pole <text:span text:style-name="T9">file</text:span>)</text:p>
      <text:p text:style-name="P1">src\Ens\JobeetBundle\Form\JobType.php</text:p>
      <text:p text:style-name="P1"/>
      <text:p text:style-name="P3"><text:s text:c="8"/>$builder</text:p>
      <text:p text:style-name="P5"><text:span text:style-name="T2"><text:s text:c="12"/>-&gt;add(</text:span><text:span text:style-name="T6">'type'</text:span><text:span text:style-name="T2">, </text:span><text:span text:style-name="T6">'choice'</text:span><text:span text:style-name="T2">, </text:span><text:span text:style-name="T1">array</text:span><text:span text:style-name="T2">(</text:span></text:p>
      <text:p text:style-name="P5"><text:span text:style-name="T2"><text:s text:c="12"/><text:tab/></text:span><text:span text:style-name="T6">'choices' </text:span><text:span text:style-name="T2">=&gt; Job::</text:span><text:span text:style-name="T3">getTypes</text:span><text:span text:style-name="T2">(),</text:span></text:p>
      <text:p text:style-name="P5"><text:span text:style-name="T2"><text:s text:c="12"/><text:tab/></text:span><text:span text:style-name="T6">'expanded' </text:span><text:span text:style-name="T2">=&gt; </text:span><text:span text:style-name="T1">true</text:span></text:p>
      <text:p text:style-name="P5"><text:span text:style-name="T1"><text:s text:c="12"/></text:span><text:span text:style-name="T2">))</text:span></text:p>
      <text:p text:style-name="P5"><text:span text:style-name="T2"><text:s text:c="12"/>-&gt;add(</text:span><text:span text:style-name="T6">'company'</text:span><text:span text:style-name="T2">)</text:span></text:p>
      <text:p text:style-name="P5"><text:span text:style-name="T2"><text:s text:c="12"/></text:span><text:span text:style-name="T10">//-&gt;add('logo', null, array('label' =&gt; 'Company logo'))</text:span></text:p>
      <text:p text:style-name="P6"><text:s text:c="12"/>-&gt;add('file', 'file', <text:span text:style-name="T8">array</text:span>('label' =&gt; 'Company logo', 'required' =&gt; <text:span text:style-name="T8">false</text:span>))</text:p>
      <text:p text:style-name="P5"><text:span text:style-name="T2"><text:s text:c="12"/>-&gt;add(</text:span><text:span text:style-name="T6">'url'</text:span><text:span text:style-name="T2">)</text:span></text:p>
      <text:p text:style-name="P5"><text:span text:style-name="T2"><text:s text:c="12"/>-&gt;add(</text:span><text:span text:style-name="T6">'position'</text:span><text:span text:style-name="T2">)</text:span></text:p>
      <text:p text:style-name="P5"><text:span text:style-name="T2"><text:s text:c="12"/>-&gt;add(</text:span><text:span text:style-name="T6">'location'</text:span><text:span text:style-name="T2">)</text:span></text:p>
      <text:p text:style-name="P5"><text:span text:style-name="T2"><text:s text:c="12"/>-&gt;add(</text:span><text:span text:style-name="T6">'description'</text:span><text:span text:style-name="T2">)</text:span></text:p>
      <text:p text:style-name="P5"><text:span text:style-name="T2"><text:s text:c="12"/>-&gt;add(</text:span><text:span text:style-name="T6">'how_to_apply'</text:span><text:span text:style-name="T2">, </text:span><text:span text:style-name="T1">null</text:span><text:span text:style-name="T2">, </text:span><text:span text:style-name="T1">array</text:span><text:span text:style-name="T2">(</text:span><text:span text:style-name="T6">'label' </text:span><text:span text:style-name="T2">=&gt; </text:span><text:span text:style-name="T6">'How to apply?'</text:span><text:span text:style-name="T2">))</text:span></text:p>
      <text:p text:style-name="P5"><text:span text:style-name="T2"><text:s text:c="12"/>-&gt;add(</text:span><text:span text:style-name="T6">'token'</text:span><text:span text:style-name="T2">)</text:span></text:p>
      <text:p text:style-name="P5"><text:span text:style-name="T2"><text:s text:c="12"/>-&gt;add(</text:span><text:span text:style-name="T6">'is_public'</text:span><text:span text:style-name="T2">, </text:span><text:span text:style-name="T1">null</text:span><text:span text:style-name="T2">, </text:span><text:span text:style-name="T1">array</text:span><text:span text:style-name="T2">(</text:span><text:span text:style-name="T6">'label' </text:span><text:span text:style-name="T2">=&gt; </text:span><text:span text:style-name="T6">'Public?'</text:span><text:span text:style-name="T2">))</text:span></text:p>
      <text:p text:style-name="P5"><text:span text:style-name="T2"><text:s text:c="12"/></text:span><text:span text:style-name="T7">//-&gt;add('is_activated')</text:span></text:p>
      <text:p text:style-name="P5"><text:span text:style-name="T2"><text:s text:c="12"/>-&gt;add(</text:span><text:span text:style-name="T6">'email'</text:span><text:span text:style-name="T2">)</text:span></text:p>
      <text:p text:style-name="P5"><text:span text:style-name="T2"><text:s text:c="12"/></text:span><text:span text:style-name="T7">//-&gt;add('expires_at')</text:span></text:p>
      <text:p text:style-name="P5"><text:span text:style-name="T2"><text:s text:c="12"/></text:span><text:span text:style-name="T7">//-&gt;add('created_at')</text:span></text:p>
      <text:p text:style-name="P5"><text:span text:style-name="T2"><text:s text:c="12"/></text:span><text:span text:style-name="T7">//-&gt;add('updated_at')</text:span></text:p>
      <text:p text:style-name="P5"><text:span text:style-name="T2"><text:s text:c="12"/>-&gt;add(</text:span><text:span text:style-name="T6">'category'</text:span><text:span text:style-name="T2">)</text:span></text:p>
      <text:p text:style-name="P4"><text:s text:c="8"/>;</text:p>
      <text:p text:style-name="P1"/>
      <text:p text:style-name="P1">3. Dodajemy walidację</text:p>
      <text:p text:style-name="P1">src\Ens\JobeetBundle\Entity\Job.php</text:p>
      <text:p text:style-name="P1"/>
      <text:p text:style-name="P3"><text:s text:c="4"/><text:span text:style-name="T1">public static function </text:span>loadValidatorMetadata(ClassMetadata $metadata)</text:p>
      <text:p text:style-name="P4"><text:s text:c="4"/>{</text:p>
      <text:p text:style-name="P4"><text:s text:c="8"/></text:p>
      <text:p text:style-name="P5"><text:span text:style-name="T2"><text:s text:c="4"/><text:tab/>$metadata-&gt;addPropertyConstraint(</text:span><text:span text:style-name="T6">'category'</text:span><text:span text:style-name="T2">, </text:span><text:span text:style-name="T1">new </text:span><text:span text:style-name="T2">NotBlank());</text:span></text:p>
      <text:p text:style-name="P5"><text:span text:style-name="T2"><text:s text:c="4"/><text:tab/>$metadata-&gt;addPropertyConstraint(</text:span><text:span text:style-name="T6">'type'</text:span><text:span text:style-name="T2">, </text:span><text:span text:style-name="T1">new </text:span><text:span text:style-name="T2">NotBlank(</text:span><text:span text:style-name="T1">array</text:span><text:span text:style-name="T2">(</text:span></text:p>
      <text:p text:style-name="P5"><text:span text:style-name="T2"><text:s text:c="8"/><text:tab/></text:span><text:span text:style-name="T6">'message' </text:span><text:span text:style-name="T2">=&gt; </text:span><text:span text:style-name="T6">'Zaznacz pole'</text:span></text:p>
      <text:p text:style-name="P5"><text:span text:style-name="T6"><text:s text:c="8"/></text:span><text:span text:style-name="T2">)));</text:span></text:p>
      <text:p text:style-name="P5"><text:span text:style-name="T2"><text:s text:c="4"/><text:tab/>$metadata-&gt;addPropertyConstraint(</text:span><text:span text:style-name="T6">'type'</text:span><text:span text:style-name="T2">, </text:span><text:span text:style-name="T1">new </text:span><text:span text:style-name="T2">Assert\Choice(array(</text:span></text:p>
      <text:p text:style-name="P5"><text:span text:style-name="T2"><text:s text:c="4"/><text:tab/> <text:s text:c="3"/></text:span><text:span text:style-name="T6">'callback' </text:span><text:span text:style-name="T2">=&gt; </text:span><text:span text:style-name="T6">'getTypeValues'</text:span><text:span text:style-name="T2">,</text:span></text:p>
      <text:p text:style-name="P5"><text:span text:style-name="T2"><text:s text:c="4"/><text:tab/><text:tab/></text:span><text:span text:style-name="T6">'message' </text:span><text:span text:style-name="T2">=&gt;</text:span><text:span text:style-name="T6">'Nieprawidłowy typ'</text:span></text:p>
      <text:p text:style-name="P5"><text:span text:style-name="T6"><text:s text:c="8"/></text:span><text:span text:style-name="T2">)));</text:span></text:p>
      <text:p text:style-name="P5"><text:span text:style-name="T2"><text:s text:c="8"/>$metadata-&gt;addPropertyConstraint(</text:span><text:span text:style-name="T6">'company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position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location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description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how_to_apply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token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email'</text:span><text:span text:style-name="T2">, </text:span><text:span text:style-name="T1">new </text:span><text:span text:style-name="T2">NotBlank());</text:span></text:p>
      <text:p text:style-name="P5"><text:span text:style-name="T2"><text:s text:c="8"/>$metadata-&gt;addPropertyConstraint(</text:span><text:span text:style-name="T6">'email'</text:span><text:span text:style-name="T2">, </text:span><text:span text:style-name="T1">new </text:span><text:span text:style-name="T2">Email());</text:span></text:p>
      <text:p text:style-name="P5"><text:span text:style-name="T2"><text:s text:c="8"/>$metadata-&gt;addPropertyConstraint(</text:span><text:span text:style-name="T6">'url'</text:span><text:span text:style-name="T2">, </text:span><text:span text:style-name="T1">new </text:span><text:span text:style-name="T2">Assert\Url());</text:span></text:p>
      <text:p text:style-name="P6"><text:s text:c="8"/>$metadata-&gt;addPropertyConstraint('file', <text:span text:style-name="T8">new </text:span>Assert\Image());</text:p>
      <text:p text:style-name="P4"><text:s text:c="4"/>}</text:p>
      <text:p text:style-name="P1"/>
      <text:p text:style-name="P1"/>
      <text:p text:style-name="P1"/>
      <text:p text:style-name="P1"><text:soft-page-break/>4. Dodanie do kontrolera miejsca gdzie ma być zapisany wybrany plik</text:p>
      <text:p text:style-name="P1">src\Ens\JobeetBundle\Controller\JobController.php</text:p>
      <text:p text:style-name="P1"/>
      <text:p text:style-name="P1">public function createAction(Request $request)</text:p>
      <text:p text:style-name="P1"><text:s text:c="4"/>{</text:p>
      <text:p text:style-name="P1"><text:s text:c="8"/>// ...</text:p>
      <text:p text:style-name="P1"><text:s/></text:p>
      <text:p text:style-name="P3"><text:s text:c="8"/><text:span text:style-name="T1">if </text:span>($form-&gt;isValid()) {</text:p>
      <text:p text:style-name="P4"><text:s text:c="12"/>$em = $this-&gt;getDoctrine()-&gt;getManager();</text:p>
      <text:p text:style-name="P4"><text:s text:c="12"/></text:p>
      <text:p text:style-name="P6"><text:span text:style-name="T8"><text:s text:c="12"/></text:span><text:span text:style-name="T8">if</text:span>($entity-&gt;file){</text:p>
      <text:p text:style-name="P6"><text:s text:c="12"/><text:tab/>$entity-&gt;file-&gt;move(__DIR__.'/../../../../web/uploads/jobs', $entity-&gt;file-&gt;getClientOriginalName());</text:p>
      <text:p text:style-name="P6"><text:s text:c="11"/><text:tab/><text:tab/>$entity-&gt;setLogo($entity-&gt;file-&gt;getClientOriginalName());</text:p>
      <text:p text:style-name="P6"><text:s text:c="12"/>}</text:p>
      <text:p text:style-name="P4"><text:s text:c="12"/></text:p>
      <text:p text:style-name="P4"><text:s text:c="12"/>$em-&gt;persist($entity);</text:p>
      <text:p text:style-name="P4"><text:s text:c="12"/>$em-&gt;flush();</text:p>
      <text:p text:style-name="P5"/>
      <text:p text:style-name="P5"><text:span text:style-name="T2"><text:s text:c="12"/></text:span><text:span text:style-name="T1">return </text:span><text:span text:style-name="T2">$this-&gt;redirect($this-&gt;generateUrl(</text:span><text:span text:style-name="T6">'ens_job_show'</text:span><text:span text:style-name="T2">, </text:span><text:span text:style-name="T1">array</text:span><text:span text:style-name="T2">(</text:span></text:p>
      <text:p text:style-name="P5"><text:span text:style-name="T2"><text:s text:c="12"/><text:tab/></text:span><text:span text:style-name="T6">'id' </text:span><text:span text:style-name="T2">=&gt; $entity-&gt;getId(),</text:span></text:p>
      <text:p text:style-name="P5"><text:span text:style-name="T2"><text:tab/> <text:s text:c="11"/></text:span><text:span text:style-name="T6">'company' </text:span><text:span text:style-name="T2">=&gt; $entity-&gt;getCompanySlug(),</text:span></text:p>
      <text:p text:style-name="P5"><text:span text:style-name="T2"><text:tab/> <text:s text:c="11"/></text:span><text:span text:style-name="T6">'location' </text:span><text:span text:style-name="T2">=&gt; $entity-&gt;getLocationSlug(),</text:span></text:p>
      <text:p text:style-name="P5"><text:span text:style-name="T2"><text:tab/> <text:s text:c="11"/></text:span><text:span text:style-name="T6">'position' </text:span><text:span text:style-name="T2">=&gt; $entity-&gt;getPositionSlug()</text:span></text:p>
      <text:p text:style-name="P4"><text:s text:c="12"/>)));</text:p>
      <text:p text:style-name="P4"><text:s text:c="8"/>}</text:p>
      <text:p text:style-name="P1"><text:s text:c="8"/>// ...</text:p>
      <text:p text:style-name="P1"><text:s text:c="4"/>}</text:p>
      <text:p text:style-name="P1"/>
      <text:p text:style-name="P1">5. W pliku php.ini musimy od komentować:</text:p>
      <text:p text:style-name="P1"/>
      <text:p text:style-name="P1">Windows</text:p>
      <text:p text:style-name="P10">extension=php_fileinfo.dll</text:p>
      <text:p text:style-name="P1"/>
      <text:p text:style-name="P1">Linux</text:p>
      <text:p text:style-name="P16">extension=php_fileinfo.so</text:p>
      <text:p text:style-name="P1"/>
      <text:p text:style-name="P1">6. Ręcznie tworzymy katalog gdzie mają być zapisane pliki (utworzony wcześniej)</text:p>
      <text:p text:style-name="P15"/>
      <text:p text:style-name="P15">web/uploads/jobs/</text:p>
      <text:p text:style-name="P15"/>
      <text:p text:style-name="P15"/>
      <text:p text:style-name="P12">Wszystkie powyższe ustawienia wystarczą aby poprawnie zapisywać pliki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oft-page-break/><text:span text:style-name="T12">Inny sposób dodawania plików (r</text:span><text:span text:style-name="T5">efaktoryzacja</text:span><text:span text:style-name="T12">):</text:span><text:span text:style-name="T11"> </text:span></text:p>
      <text:p text:style-name="P8"/>
      <text:p text:style-name="P8">7. Opcjonalnie dodajemy następujące metody:</text:p>
      <text:p text:style-name="P8"/>
      <text:p text:style-name="P1">src\Ens\JobeetBundle\Entity\Job.php</text:p>
      <text:p text:style-name="P3"><text:span text:style-name="T1">class </text:span>Job</text:p>
      <text:p text:style-name="P4">{</text:p>
      <text:p text:style-name="P4">....</text:p>
      <text:p text:style-name="P7"><text:s text:c="4"/><text:span text:style-name="T8">protected function </text:span>getUploadDir()</text:p>
      <text:p text:style-name="P6"><text:s text:c="4"/>{</text:p>
      <text:p text:style-name="P6"><text:s text:c="8"/><text:span text:style-name="T8">return </text:span>'uploads/jobs';</text:p>
      <text:p text:style-name="P6"><text:s text:c="4"/>}</text:p>
      <text:p text:style-name="P6"><text:s/></text:p>
      <text:p text:style-name="P6"><text:s text:c="4"/><text:span text:style-name="T8">protected function </text:span>getUploadRootDir()</text:p>
      <text:p text:style-name="P6"><text:s text:c="4"/>{</text:p>
      <text:p text:style-name="P6"><text:s text:c="8"/><text:span text:style-name="T8">return </text:span>__DIR__.'/../../../../web/'.$this-&gt;getUploadDir();</text:p>
      <text:p text:style-name="P6"><text:s text:c="4"/>}</text:p>
      <text:p text:style-name="P6"><text:s/></text:p>
      <text:p text:style-name="P6"><text:s text:c="4"/><text:span text:style-name="T8">public function </text:span>getWebPath()</text:p>
      <text:p text:style-name="P6"><text:s text:c="4"/>{</text:p>
      <text:p text:style-name="P6"><text:s text:c="8"/><text:span text:style-name="T8">return null </text:span>=== $this-&gt;logo ? <text:span text:style-name="T8">null </text:span>: $this-&gt;getUploadDir().'/'.$this-&gt;logo;</text:p>
      <text:p text:style-name="P6"><text:s text:c="4"/>}</text:p>
      <text:p text:style-name="P6"><text:s/></text:p>
      <text:p text:style-name="P6"><text:s text:c="4"/><text:span text:style-name="T8">public function </text:span>getAbsolutePath()</text:p>
      <text:p text:style-name="P6"><text:s text:c="4"/>{</text:p>
      <text:p text:style-name="P6"><text:s text:c="8"/><text:span text:style-name="T8">return null </text:span>=== $this-&gt;logo ? <text:span text:style-name="T8">null </text:span>: $this-&gt;getUploadRootDir().'/'.$this-&gt;logo;</text:p>
      <text:p text:style-name="P6"><text:s text:c="4"/>}</text:p>
      <text:p text:style-name="P4">...</text:p>
      <text:p text:style-name="P4">}</text:p>
      <text:p text:style-name="P4"/>
      <text:p text:style-name="P2">8. Dodanie nowych metod</text:p>
      <text:p text:style-name="P4"/>
      <text:p text:style-name="P4"># src/Ens/JobeetBundle/Resources/config/doctrine/Job.orm.yml</text:p>
      <text:p text:style-name="P4">Ens\JobeetBundle\Entity\Job:</text:p>
      <text:p text:style-name="P5">....</text:p>
      <text:p text:style-name="P5"/>
      <text:p text:style-name="P5"><text:s text:c="2"/>lifecycleCallbacks:</text:p>
      <text:p text:style-name="P5"><text:s text:c="4"/>prePersist: [ <text:span text:style-name="T9">preUpload</text:span>, setCreatedAtValue, setExpiresAtValue ]</text:p>
      <text:p text:style-name="P5"><text:s text:c="4"/>preUpdate: [ <text:span text:style-name="T9">preUpload</text:span>, setUpdatedAtValue ]</text:p>
      <text:p text:style-name="P6"><text:s text:c="4"/>postPersist: [ upload ]</text:p>
      <text:p text:style-name="P6"><text:s text:c="4"/>postUpdate: [ upload ]</text:p>
      <text:p text:style-name="P6"><text:s text:c="4"/>postRemove: [ removeUpload ]</text:p>
      <text:p text:style-name="P6"/>
      <text:p text:style-name="P9">9. W wierszu poleceń wpisujemy</text:p>
      <text:p text:style-name="P9"/>
      <text:p text:style-name="P11">php app/console doctrine:generate:entities EnsJobeetBundle</text:p>
      <text:p text:style-name="P9"/>
      <text:p text:style-name="P9">10. Na końcu pliku zostały dodane następujące metody</text:p>
      <text:p text:style-name="P9"/>
      <text:p text:style-name="P1">src\Ens\JobeetBundle\Entity\Job.php</text:p>
      <text:p text:style-name="P3"><text:span text:style-name="T1">class </text:span>Job</text:p>
      <text:p text:style-name="P4">{</text:p>
      <text:p text:style-name="P4">....</text:p>
      <text:p text:style-name="P4"><text:s text:c="4"/><text:span text:style-name="T13">/**</text:span></text:p>
      <text:p text:style-name="P13"><text:s text:c="5"/>* @ORM\PrePersist</text:p>
      <text:p text:style-name="P13"><text:s text:c="5"/>*/</text:p>
      <text:p text:style-name="P5"><text:span text:style-name="T2"><text:s text:c="4"/></text:span><text:span text:style-name="T1">public function </text:span><text:span text:style-name="T2">preUpload()</text:span></text:p>
      <text:p text:style-name="P4"><text:s text:c="4"/>{</text:p>
      <text:p text:style-name="P5"><text:span text:style-name="T2"><text:s text:c="8"/></text:span><text:span text:style-name="T7">// Add your code here</text:span></text:p>
      <text:p text:style-name="P4"><text:s text:c="4"/>}</text:p>
      <text:p text:style-name="P5"/>
      <text:p text:style-name="P5"><text:soft-page-break/><text:span text:style-name="T2"><text:s text:c="4"/></text:span><text:span text:style-name="T13">/**</text:span></text:p>
      <text:p text:style-name="P13"><text:s text:c="5"/>* @ORM\PostPersist</text:p>
      <text:p text:style-name="P13"><text:s text:c="5"/>*/</text:p>
      <text:p text:style-name="P5"><text:span text:style-name="T2"><text:s text:c="4"/></text:span><text:span text:style-name="T1">public function </text:span><text:span text:style-name="T2">upload()</text:span></text:p>
      <text:p text:style-name="P4"><text:s text:c="4"/>{</text:p>
      <text:p text:style-name="P5"><text:span text:style-name="T2"><text:s text:c="8"/></text:span><text:span text:style-name="T7">// Add your code here</text:span></text:p>
      <text:p text:style-name="P4"><text:s text:c="4"/>}</text:p>
      <text:p text:style-name="P5"/>
      <text:p text:style-name="P5"><text:span text:style-name="T2"><text:s text:c="4"/></text:span><text:span text:style-name="T13">/**</text:span></text:p>
      <text:p text:style-name="P13"><text:s text:c="5"/>* @ORM\PostRemove</text:p>
      <text:p text:style-name="P13"><text:s text:c="5"/>*/</text:p>
      <text:p text:style-name="P5"><text:span text:style-name="T2"><text:s text:c="4"/></text:span><text:span text:style-name="T1">public function </text:span><text:span text:style-name="T2">removeUpload()</text:span></text:p>
      <text:p text:style-name="P4"><text:s text:c="4"/>{</text:p>
      <text:p text:style-name="P5"><text:span text:style-name="T2"><text:s text:c="8"/></text:span><text:span text:style-name="T7">// Add your code here</text:span></text:p>
      <text:p text:style-name="P4"><text:s text:c="4"/>}</text:p>
      <text:p text:style-name="P4">}</text:p>
      <text:p text:style-name="P9"/>
      <text:p text:style-name="P9">11. W nowo powstałych metodach dodajemy następujące wpisy:</text:p>
      <text:p text:style-name="P9"/>
      <text:p text:style-name="P1">src\Ens\JobeetBundle\Entity\Job.php</text:p>
      <text:p text:style-name="P3"><text:span text:style-name="T1">class </text:span>Job</text:p>
      <text:p text:style-name="P4">{</text:p>
      <text:p text:style-name="P4">....</text:p>
      <text:p text:style-name="P4"><text:s text:c="4"/><text:span text:style-name="T13">/**</text:span></text:p>
      <text:p text:style-name="P13"><text:s text:c="5"/>* @ORM\PrePersist</text:p>
      <text:p text:style-name="P13"><text:s text:c="5"/>*/</text:p>
      <text:p text:style-name="P5"><text:span text:style-name="T2"><text:s text:c="4"/></text:span><text:span text:style-name="T1">public function </text:span><text:span text:style-name="T2">preUpload()</text:span></text:p>
      <text:p text:style-name="P4"><text:s text:c="4"/>{</text:p>
      <text:p text:style-name="P6"><text:s text:c="4"/><text:tab/> <text:s text:c="2"/>if (null !== $this-&gt;file) {</text:p>
      <text:p text:style-name="P6"><text:s text:c="13"/>$this-&gt;logo = uniqid().'.'.$this-&gt;file-&gt;guessExtension();</text:p>
      <text:p text:style-name="P6"><text:s text:c="9"/>}</text:p>
      <text:p text:style-name="P4"><text:s text:c="4"/>}</text:p>
      <text:p text:style-name="P5"/>
      <text:p text:style-name="P5"><text:span text:style-name="T2"><text:s text:c="4"/></text:span><text:span text:style-name="T13">/**</text:span></text:p>
      <text:p text:style-name="P13"><text:s text:c="5"/>* @ORM\PostPersist</text:p>
      <text:p text:style-name="P13"><text:s text:c="5"/>*/</text:p>
      <text:p text:style-name="P5"><text:span text:style-name="T2"><text:s text:c="4"/></text:span><text:span text:style-name="T1">public function </text:span><text:span text:style-name="T2">upload()</text:span></text:p>
      <text:p text:style-name="P4"><text:s text:c="4"/>{</text:p>
      <text:p text:style-name="P6"><text:span text:style-name="T8"><text:tab/> <text:s/></text:span><text:span text:style-name="T8">if </text:span>(<text:span text:style-name="T8">null </text:span>=== $this-&gt;file) {</text:p>
      <text:p text:style-name="P6"><text:s text:c="12"/><text:span text:style-name="T8">return</text:span>;</text:p>
      <text:p text:style-name="P6"><text:s text:c="8"/>}</text:p>
      <text:p text:style-name="P4"><text:s/></text:p>
      <text:p text:style-name="P5"><text:span text:style-name="T2"><text:s text:c="8"/></text:span><text:span text:style-name="T7">// If there is an error when moving the file, an exception will</text:span></text:p>
      <text:p text:style-name="P5"><text:span text:style-name="T2"><text:s text:c="8"/></text:span><text:span text:style-name="T7">// be automatically thrown by move(). This will properly prevent</text:span></text:p>
      <text:p text:style-name="P5"><text:span text:style-name="T2"><text:s text:c="8"/></text:span><text:span text:style-name="T7">// the entity from being persisted to the database on error</text:span></text:p>
      <text:p text:style-name="P6"><text:s text:c="8"/>$this-&gt;file-&gt;move($this-&gt;getUploadRootDir(), $this-&gt;logo);</text:p>
      <text:p text:style-name="P6"><text:s/></text:p>
      <text:p text:style-name="P6"><text:s text:c="8"/><text:span text:style-name="T8">unset</text:span>($this-&gt;file);</text:p>
      <text:p text:style-name="P4"><text:s text:c="4"/>}</text:p>
      <text:p text:style-name="P5"/>
      <text:p text:style-name="P5"><text:span text:style-name="T2"><text:s text:c="4"/></text:span><text:span text:style-name="T13">/**</text:span></text:p>
      <text:p text:style-name="P13"><text:s text:c="5"/>* @ORM\PostRemove</text:p>
      <text:p text:style-name="P13"><text:s text:c="5"/>*/</text:p>
      <text:p text:style-name="P5"><text:span text:style-name="T2"><text:s text:c="4"/></text:span><text:span text:style-name="T1">public function </text:span><text:span text:style-name="T2">removeUpload()</text:span></text:p>
      <text:p text:style-name="P4"><text:s text:c="4"/>{</text:p>
      <text:p text:style-name="P6"><text:s text:c="8"/>//<text:span text:style-name="T8">if</text:span>(file_exists($file)) {</text:p>
      <text:p text:style-name="P6"><text:s text:c="12"/><text:span text:style-name="T8">if </text:span>($file = $this-&gt;getAbsolutePath()) {</text:p>
      <text:p text:style-name="P6"><text:s text:c="16"/>unlink($file);</text:p>
      <text:p text:style-name="P6"><text:s text:c="12"/>}</text:p>
      <text:p text:style-name="P6"><text:s text:c="8"/>//} <text:span text:style-name="T10">&lt;-- funkcja nie działa <text:s/>file_exists</text:span></text:p>
      <text:p text:style-name="P4"><text:s text:c="4"/>}</text:p>
      <text:p text:style-name="P4">}</text:p>
      <text:p text:style-name="P4">Po wyłączeniu funkcji <text:span text:style-name="T10">file_exists </text:span>dzaiała zapisywanie i kasowanie plików</text:p>
      <text:p text:style-name="P4">(w tutorialu <text:a xlink:type="simple" xlink:href="http://www.ens.ro/">http://www.ens.ro/</text:a> podana funkcja nie została zaimplementowana)</text:p>
      <text:p text:style-name="P4"><text:soft-page-break/></text:p>
      <text:p text:style-name="P2">12. Uaktualnienie kontrolera – usuwamy wcześniej dodany kod:</text:p>
      <text:p text:style-name="P2"/>
      <text:p text:style-name="P1">src\Ens\JobeetBundle\Controller\JobController.php</text:p>
      <text:p text:style-name="P4"><text:s text:c="4"/><text:span text:style-name="T1">public function </text:span>createAction(Request $request)</text:p>
      <text:p text:style-name="P4"><text:s text:c="4"/>{</text:p>
      <text:p text:style-name="P5"><text:span text:style-name="T2"><text:s text:c="8"/>$entity <text:s/>= </text:span><text:span text:style-name="T1">new </text:span><text:span text:style-name="T2">Job();</text:span></text:p>
      <text:p text:style-name="P5"><text:span text:style-name="T2"><text:s text:c="8"/>$form = $this-&gt;createForm(</text:span><text:span text:style-name="T1">new </text:span><text:span text:style-name="T2">JobType(), $entity);</text:span></text:p>
      <text:p text:style-name="P4"><text:s text:c="8"/>$form-&gt;bind($request);</text:p>
      <text:p text:style-name="P5"/>
      <text:p text:style-name="P5"><text:span text:style-name="T2"><text:s text:c="8"/></text:span><text:span text:style-name="T1">if </text:span><text:span text:style-name="T2">($form-&gt;isValid()) {</text:span></text:p>
      <text:p text:style-name="P4"><text:s text:c="12"/>$em = $this-&gt;getDoctrine()-&gt;getManager();</text:p>
      <text:p text:style-name="P4"><text:s text:c="12"/></text:p>
      <text:p text:style-name="P14"><text:s text:c="12"/><text:span text:style-name="T8">if</text:span>($entity-&gt;file){</text:p>
      <text:p text:style-name="P14"><text:s text:c="12"/><text:tab/>$entity-&gt;file-&gt;move(__DIR__.'/../../../../web/uploads/jobs', $entity-&gt;file-&gt;getClientOriginalName());</text:p>
      <text:p text:style-name="P14"><text:s text:c="11"/><text:tab/><text:tab/>$entity-&gt;setLogo($entity-&gt;file-&gt;getClientOriginalName());</text:p>
      <text:p text:style-name="P14"><text:s text:c="12"/>}</text:p>
      <text:p text:style-name="P4"><text:s text:c="12"/>$em-&gt;persist($entity);</text:p>
      <text:p text:style-name="P4"><text:s text:c="12"/>$em-&gt;flush();</text:p>
      <text:p text:style-name="P5"/>
      <text:p text:style-name="P5"><text:span text:style-name="T2"><text:s text:c="12"/></text:span><text:span text:style-name="T1">return </text:span><text:span text:style-name="T2">$this-&gt;redirect($this-&gt;generateUrl(</text:span><text:span text:style-name="T6">'ens_job_show'</text:span><text:span text:style-name="T2">, </text:span><text:span text:style-name="T1">array</text:span><text:span text:style-name="T2">(</text:span></text:p>
      <text:p text:style-name="P5"><text:span text:style-name="T2"><text:s text:c="12"/><text:tab/></text:span><text:span text:style-name="T6">'id' </text:span><text:span text:style-name="T2">=&gt; $entity-&gt;getId(),</text:span></text:p>
      <text:p text:style-name="P5"><text:span text:style-name="T2"><text:tab/> <text:s text:c="11"/></text:span><text:span text:style-name="T6">'company' </text:span><text:span text:style-name="T2">=&gt; $entity-&gt;getCompanySlug(),</text:span></text:p>
      <text:p text:style-name="P5"><text:span text:style-name="T2"><text:tab/> <text:s text:c="11"/></text:span><text:span text:style-name="T6">'location' </text:span><text:span text:style-name="T2">=&gt; $entity-&gt;getLocationSlug(),</text:span></text:p>
      <text:p text:style-name="P5"><text:span text:style-name="T2"><text:tab/> <text:s text:c="11"/></text:span><text:span text:style-name="T6">'position' </text:span><text:span text:style-name="T2">=&gt; $entity-&gt;getPositionSlug()</text:span></text:p>
      <text:p text:style-name="P4"><text:s text:c="12"/>)));</text:p>
      <text:p text:style-name="P4"><text:s text:c="8"/>}</text:p>
      <text:p text:style-name="P5"/>
      <text:p text:style-name="P5"><text:span text:style-name="T2"><text:s text:c="8"/></text:span><text:span text:style-name="T1">return </text:span><text:span text:style-name="T2">$this-&gt;render(</text:span><text:span text:style-name="T6">'EnsJobeetBundle:Job:new.html.twig'</text:span><text:span text:style-name="T2">, </text:span><text:span text:style-name="T1">array</text:span><text:span text:style-name="T2">(</text:span></text:p>
      <text:p text:style-name="P5"><text:span text:style-name="T2"><text:s text:c="12"/></text:span><text:span text:style-name="T6">'entity' </text:span><text:span text:style-name="T2">=&gt; $entity,</text:span></text:p>
      <text:p text:style-name="P5"><text:span text:style-name="T2"><text:s text:c="12"/></text:span><text:span text:style-name="T6">'form' <text:s text:c="2"/></text:span><text:span text:style-name="T2">=&gt; $form-&gt;createView(),</text:span></text:p>
      <text:p text:style-name="P4"><text:s text:c="8"/>));</text:p>
      <text:p text:style-name="P4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2M24S</meta:editing-duration>
    <meta:editing-cycles>47</meta:editing-cycles>
    <meta:generator>OpenOffice.org/3.3$Win32 OpenOffice.org_project/330m20$Build-9567</meta:generator>
    <dc:date>2014-02-27T16:12:19.06</dc:date>
    <dc:creator>szymon idczak</dc:creator>
    <meta:document-statistic meta:table-count="0" meta:image-count="0" meta:object-count="0" meta:page-count="5" meta:paragraph-count="223" meta:word-count="571" meta:character-count="7097"/>
    <meta:user-defined meta:name="Info 1"/>
    <meta:user-defined meta:name="Info 2"/>
    <meta:user-defined meta:name="Info 3"/>
    <meta:user-defined meta:name="Info 4"/>
  </office:meta>
</office:document-meta>
</file>